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3.612cm"/>
    </style:style>
    <style:style style:name="co4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4.09cm"/>
    </style:style>
    <style:style style:name="co7" style:family="table-column">
      <style:table-column-properties fo:break-before="auto" style:column-width="5.048cm"/>
    </style:style>
    <style:style style:name="co8" style:family="table-column">
      <style:table-column-properties fo:break-before="auto" style:column-width="2.81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Excel_20_Built-in_20_Normal">
      <style:table-cell-properties fo:background-color="#ffff99"/>
    </style:style>
    <style:style style:name="ce2" style:family="table-cell" style:parent-style-name="Excel_20_Built-in_20_Normal">
      <style:table-cell-properties fo:background-color="#ffcc00"/>
    </style:style>
    <style:style style:name="ce3" style:family="table-cell" style:parent-style-name="Excel_20_Built-in_20_Normal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6" table:default-cell-style-name="Excel_20_Built-in_20_Normal"/>
        <table:table-row table:style-name="ro1">
          <table:table-cell office:value-type="string">
            <text:p>Lote</text:p>
          </table:table-cell>
          <table:table-cell office:value-type="string">
            <text:p>Fecha Vencimiento</text:p>
          </table:table-cell>
          <table:table-cell office:value-type="string">
            <text:p>Tipo Movimiento</text:p>
          </table:table-cell>
          <table:table-cell office:value-type="string">
            <text:p>Detalle Movimiento</text:p>
          </table:table-cell>
          <table:table-cell office:value-type="string">
            <text:p>Cantidad</text:p>
          </table:table-cell>
          <table:table-cell office:value-type="string">
            <text:p>Unidad Medida</text:p>
          </table:table-cell>
          <table:table-cell office:value-type="string">
            <text:p>Etiqueta</text:p>
          </table:table-cell>
          <table:table-cell office:value-type="string">
            <text:p>Fecha Registr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bvc</text:p>
          </table:table-cell>
          <table:table-cell table:style-name="ce1" office:value-type="string">
            <text:p>21/11/2022</text:p>
          </table:table-cell>
          <table:table-cell table:style-name="ce1" office:value-type="string">
            <text:p>Entrada</text:p>
          </table:table-cell>
          <table:table-cell table:style-name="ce1" office:value-type="string">
            <text:p>Recepción Entrada</text:p>
          </table:table-cell>
          <table:table-cell table:style-name="ce1" office:value-type="float" office:value="800">
            <text:p>800</text:p>
          </table:table-cell>
          <table:table-cell table:style-name="ce1" office:value-type="string">
            <text:p>4001-Caja Corrugados</text:p>
          </table:table-cell>
          <table:table-cell table:style-name="ce1" office:value-type="string">
            <text:p>SEC-REC-00R-001-001-001</text:p>
          </table:table-cell>
          <table:table-cell table:style-name="ce1" office:value-type="string">
            <text:p>21/11/2017</text:p>
          </table:table-cell>
          <table:table-cell table:number-columns-repeated="1016"/>
        </table:table-row>
        <table:table-row table:style-name="ro1">
          <table:table-cell office:value-type="string">
            <text:p>abvc</text:p>
          </table:table-cell>
          <table:table-cell office:value-type="string">
            <text:p>21/11/2022</text:p>
          </table:table-cell>
          <table:table-cell office:value-type="string">
            <text:p>Salida</text:p>
          </table:table-cell>
          <table:table-cell office:value-type="string">
            <text:p>Alisto Salida</text:p>
          </table:table-cell>
          <table:table-cell office:value-type="float" office:value="50">
            <text:p>50</text:p>
          </table:table-cell>
          <table:table-cell office:value-type="string">
            <text:p>4001-Caja Corrugados</text:p>
          </table:table-cell>
          <table:table-cell office:value-type="string">
            <text:p>SEC-REC-00R-001-001-001</text:p>
          </table:table-cell>
          <table:table-cell office:value-type="string">
            <text:p>21/11/2017</text:p>
          </table:table-cell>
          <table:table-cell table:number-columns-repeated="1016"/>
        </table:table-row>
        <table:table-row table:style-name="ro1">
          <table:table-cell office:value-type="string">
            <text:p>abvc</text:p>
          </table:table-cell>
          <table:table-cell office:value-type="string">
            <text:p>21/11/2022</text:p>
          </table:table-cell>
          <table:table-cell office:value-type="string">
            <text:p>Entrada</text:p>
          </table:table-cell>
          <table:table-cell office:value-type="string">
            <text:p>Alisto Entrada</text:p>
          </table:table-cell>
          <table:table-cell office:value-type="float" office:value="50">
            <text:p>50</text:p>
          </table:table-cell>
          <table:table-cell office:value-type="string">
            <text:p>4001-Caja Corrugados</text:p>
          </table:table-cell>
          <table:table-cell office:value-type="string">
            <text:p>SEC-TRA-00T-001-001-001</text:p>
          </table:table-cell>
          <table:table-cell office:value-type="string">
            <text:p>21/11/2017</text:p>
          </table:table-cell>
          <table:table-cell table:number-columns-repeated="1016"/>
        </table:table-row>
        <table:table-row table:style-name="ro1">
          <table:table-cell office:value-type="string">
            <text:p>abvc</text:p>
          </table:table-cell>
          <table:table-cell office:value-type="string">
            <text:p>21/11/2022</text:p>
          </table:table-cell>
          <table:table-cell office:value-type="string">
            <text:p>Salida</text:p>
          </table:table-cell>
          <table:table-cell office:value-type="string">
            <text:p>Despacho Salida</text:p>
          </table:table-cell>
          <table:table-cell office:value-type="float" office:value="50">
            <text:p>50</text:p>
          </table:table-cell>
          <table:table-cell office:value-type="string">
            <text:p>4001-Caja Corrugados</text:p>
          </table:table-cell>
          <table:table-cell office:value-type="string">
            <text:p>SEC-TRA-00T-001-001-001</text:p>
          </table:table-cell>
          <table:table-cell office:value-type="string">
            <text:p>21/11/2017</text:p>
          </table:table-cell>
          <table:table-cell table:number-columns-repeated="1016"/>
        </table:table-row>
        <table:table-row table:style-name="ro1">
          <table:table-cell office:value-type="string">
            <text:p>abvc</text:p>
          </table:table-cell>
          <table:table-cell office:value-type="string">
            <text:p>21/11/2022</text:p>
          </table:table-cell>
          <table:table-cell office:value-type="string">
            <text:p>Entrada</text:p>
          </table:table-cell>
          <table:table-cell office:value-type="string">
            <text:p>Despacho Entrada</text:p>
          </table:table-cell>
          <table:table-cell office:value-type="float" office:value="50">
            <text:p>50</text:p>
          </table:table-cell>
          <table:table-cell office:value-type="string">
            <text:p>4001-Caja Corrugados</text:p>
          </table:table-cell>
          <table:table-cell office:value-type="string">
            <text:p>CAM-PAR-038-000-000-000</text:p>
          </table:table-cell>
          <table:table-cell office:value-type="string">
            <text:p>21/11/20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vc</text:p>
          </table:table-cell>
          <table:table-cell table:style-name="ce2" office:value-type="string">
            <text:p>21/11/2022</text:p>
          </table:table-cell>
          <table:table-cell table:style-name="ce2" office:value-type="string">
            <text:p>Entrada</text:p>
          </table:table-cell>
          <table:table-cell table:style-name="ce2" office:value-type="string">
            <text:p>Recepción Entrada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4001-Caja Corrugados</text:p>
          </table:table-cell>
          <table:table-cell table:style-name="ce2" office:value-type="string">
            <text:p>SEC-REC-00R-001-001-001</text:p>
          </table:table-cell>
          <table:table-cell table:style-name="ce2" office:value-type="string">
            <text:p>22/11/2017</text:p>
          </table:table-cell>
          <table:table-cell table:number-columns-repeated="1016"/>
        </table:table-row>
        <table:table-row table:style-name="ro1">
          <table:table-cell office:value-type="string">
            <text:p>abvc</text:p>
          </table:table-cell>
          <table:table-cell office:value-type="string">
            <text:p>21/11/2022</text:p>
          </table:table-cell>
          <table:table-cell office:value-type="string">
            <text:p>Salida</text:p>
          </table:table-cell>
          <table:table-cell office:value-type="string">
            <text:p>Recepción Salida</text:p>
          </table:table-cell>
          <table:table-cell office:value-type="float" office:value="850">
            <text:p>850</text:p>
          </table:table-cell>
          <table:table-cell office:value-type="string">
            <text:p>4001-Caja Corrugados</text:p>
          </table:table-cell>
          <table:table-cell office:value-type="string">
            <text:p>SEC-REC-00R-001-001-001</text:p>
          </table:table-cell>
          <table:table-cell office:value-type="string">
            <text:p>22/11/2017</text:p>
          </table:table-cell>
          <table:table-cell table:number-columns-repeated="1016"/>
        </table:table-row>
        <table:table-row table:style-name="ro1">
          <table:table-cell office:value-type="string">
            <text:p>abvc</text:p>
          </table:table-cell>
          <table:table-cell office:value-type="string">
            <text:p>21/11/2022</text:p>
          </table:table-cell>
          <table:table-cell office:value-type="string">
            <text:p>Entrada</text:p>
          </table:table-cell>
          <table:table-cell office:value-type="string">
            <text:p>Ubicación Entrada</text:p>
          </table:table-cell>
          <table:table-cell office:value-type="float" office:value="850">
            <text:p>850</text:p>
          </table:table-cell>
          <table:table-cell office:value-type="string">
            <text:p>4001-Caja Corrugados</text:p>
          </table:table-cell>
          <table:table-cell office:value-type="string">
            <text:p>SEC-ALM-00B-001-001-002</text:p>
          </table:table-cell>
          <table:table-cell office:value-type="string">
            <text:p>22/11/201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bvc</text:p>
          </table:table-cell>
          <table:table-cell office:value-type="string">
            <text:p>21/11/2022</text:p>
          </table:table-cell>
          <table:table-cell office:value-type="string">
            <text:p>Entrada</text:p>
          </table:table-cell>
          <table:table-cell office:value-type="string">
            <text:p>Recepción Entrada</text:p>
          </table:table-cell>
          <table:table-cell office:value-type="float" office:value="800">
            <text:p>800</text:p>
          </table:table-cell>
          <table:table-cell office:value-type="string">
            <text:p>4001-Caja Corrugados</text:p>
          </table:table-cell>
          <table:table-cell office:value-type="string">
            <text:p>SEC-REC-00R-001-001-001</text:p>
          </table:table-cell>
          <table:table-cell office:value-type="string">
            <text:p>21/11/2017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Tabla Saldos por día Artículo 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dArticulo</text:p>
          </table:table-cell>
          <table:table-cell table:style-name="ce4" office:value-type="string">
            <text:p>Lote </text:p>
          </table:table-cell>
          <table:table-cell table:style-name="ce4" office:value-type="string">
            <text:p>FechaVencimiento</text:p>
          </table:table-cell>
          <table:table-cell table:style-name="ce3" office:value-type="string">
            <text:p>Fecha Registro</text:p>
          </table:table-cell>
          <table:table-cell table:style-name="ce3" office:value-type="string">
            <text:p>SaldoFecha</text:p>
          </table:table-cell>
          <table:table-cell table:style-name="Default"/>
          <table:table-cell table:style-name="ce3" office:value-type="string">
            <text:p>Diccionario de tabla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table:style-name="Default" office:value-type="string">
            <text:p>abc</text:p>
          </table:table-cell>
          <table:table-cell office:value-type="string">
            <text:p>21/11/2017</text:p>
          </table:table-cell>
          <table:table-cell office:value-type="string">
            <text:p>21/11/2017 2:2:1</text:p>
          </table:table-cell>
          <table:table-cell office:value-type="float" office:value="800">
            <text:p>800</text:p>
          </table:table-cell>
          <table:table-cell table:style-name="Default"/>
          <table:table-cell office:value-type="string">
            <text:p>La funcionalidad de la tabla es mostrar el saldo para un artículo en un día dado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bc</text:p>
          </table:table-cell>
          <table:table-cell office:value-type="string">
            <text:p>21/11/2018</text:p>
          </table:table-cell>
          <table:table-cell office:value-type="string">
            <text:p>21/11/2017 2:2:2</text:p>
          </table:table-cell>
          <table:table-cell office:value-type="float" office:value="900">
            <text:p>900</text:p>
          </table:table-cell>
          <table:table-cell table:style-name="Default"/>
          <table:table-cell office:value-type="string">
            <text:p>que por día se realizan N movimientos 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6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6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8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9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R">
      <number:day number:style="long"/>
      <number:text>-</number:text>
      <number:month number:textual="true"/>
    </number:date-style>
    <number:date-style style:name="N8112" number:language="es" number:country="CR">
      <number:month number:textual="true"/>
      <number:text>-</number:text>
      <number:year/>
    </number:date-style>
    <number:date-style style:name="N811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R">
      <number:number number:decimal-places="0" number:min-integer-digits="1" number:grouping="true"/>
      <number:text> </number:text>
    </number:number-style>
    <number:number-style style:name="N8114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R">
      <number:number number:decimal-places="0" number:min-integer-digits="1" number:grouping="true"/>
      <number:text> </number:text>
    </number:number-style>
    <number:number-style style:name="N8115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R">
      <number:number number:decimal-places="2" number:min-integer-digits="1" number:grouping="true"/>
      <number:text> </number:text>
    </number:number-style>
    <number:number-style style:name="N8116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R">
      <number:number number:decimal-places="2" number:min-integer-digits="1" number:grouping="true"/>
      <number:text> </number:text>
    </number:number-style>
    <number:number-style style:name="N8117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R">
      <number:text> - </number:text>
    </number:number-style>
    <number:text-style style:name="N8118" number:language="es" number:country="C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CR">
      <number:text> ₡- </number:text>
    </number:number-style>
    <number:text-style style:name="N8119" number:language="es" number:country="C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20" number:language="es" number:country="C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21" number:language="es" number:country="C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R">
      <number:minutes number:style="long"/>
      <number:text>:</number:text>
      <number:seconds number:style="long"/>
    </number:time-style>
    <number:time-style style:name="N8123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R">
      <number:minutes number:style="long"/>
      <number:text>:</number:text>
      <number:seconds number:style="long" number:decimal-places="1"/>
    </number:time-style>
    <number:number-style style:name="N8125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6:15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6:15:28.13</dc:date>
    <meta:document-statistic meta:table-count="1" meta:cell-count="99" meta:object-count="0"/>
    <meta:generator>OpenOffice/4.1.3$Win32 OpenOffice.org_project/413m1$Build-9783</meta:generator>
  </office:meta>
</office:document-meta>
</file>